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B612 Mono" svg:font-family="'B612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008000"/>
    </style:style>
    <style:style style:name="P3" style:family="paragraph" style:parent-style-name="Standard">
      <style:text-properties fo:color="#000000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8000"/>
    </style:style>
    <style:style style:name="P6" style:family="paragraph" style:parent-style-name="Standard">
      <style:text-properties fo:color="#000000"/>
    </style:style>
    <style:style style:name="T1" style:family="text">
      <style:text-properties fo:color="#008000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b00040"/>
    </style:style>
    <style:style style:name="T5" style:family="text">
      <style:text-properties fo:color="#9c6500"/>
    </style:style>
    <style:style style:name="T6" style:family="text">
      <style:text-properties fo:color="#ba2121"/>
    </style:style>
    <style:style style:name="T7" style:family="text">
      <style:text-properties fo:color="#666666"/>
    </style:style>
    <style:style style:name="T8" style:family="text">
      <style:text-properties fo:color="#aa22ff"/>
    </style:style>
    <style:style style:name="T9" style:family="text">
      <style:text-properties fo:color="#6878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gma_sqlite.adb</text:p>
      <text:p text:style-name="P1"/>
      <text:p text:style-name="P2"/>
      <text:p text:style-name="Standard"><text:span text:style-name="T1">with</text:span><text:span text:style-name="T2"> </text:span><text:span text:style-name="T3">Gnoga.Server.Database.SQLite</text:span><text:span text:style-name="T2">; </text:span><text:span text:style-name="T1">use</text:span><text:span text:style-name="T2"> </text:span><text:span text:style-name="T3">Gnoga.Server.Database.SQLite</text:span><text:span text:style-name="T2">;</text:span></text:p>
      <text:p text:style-name="Standard"><text:span text:style-name="T1">with</text:span><text:span text:style-name="T2"> </text:span><text:span text:style-name="T3">UXStrings.Text_IO</text:span><text:span text:style-name="T2">;</text:span></text:p>
      <text:p text:style-name="P4"/>
      <text:p text:style-name="Standard"><text:span text:style-name="T1">procedure</text:span><text:span text:style-name="T2"> </text:span><text:span text:style-name="T3">Pragma_SQLite</text:span><text:span text:style-name="T2"> </text:span><text:span text:style-name="T1">is</text:span></text:p>
      <text:p text:style-name="P4"/>
      <text:p text:style-name="Standard"><text:span text:style-name="T2"><text:s text:c="3"/></text:span><text:span text:style-name="T1">use</text:span><text:span text:style-name="T2"> </text:span><text:span text:style-name="T3">Gnoga</text:span><text:span text:style-name="T2">;</text:span></text:p>
      <text:p text:style-name="Standard"><text:span text:style-name="T2"><text:s text:c="3"/></text:span><text:span text:style-name="T1">use</text:span><text:span text:style-name="T2"> </text:span><text:span text:style-name="T3">all</text:span><text:span text:style-name="T2"> </text:span><text:span text:style-name="T1">type</text:span><text:span text:style-name="T2"> </text:span><text:span text:style-name="T4">Gnoga</text:span><text:span text:style-name="T2">.</text:span><text:span text:style-name="T4">String</text:span><text:span text:style-name="T2">;</text:span></text:p>
      <text:p text:style-name="Standard"><text:span text:style-name="T2"><text:s text:c="3"/></text:span><text:span text:style-name="T1">use</text:span><text:span text:style-name="T2"> </text:span><text:span text:style-name="T3">UXStrings.Text_IO</text:span><text:span text:style-name="T2">;</text:span></text:p>
      <text:p text:style-name="P4"/>
      <text:p text:style-name="Standard"><text:span text:style-name="T2"><text:s text:c="3"/></text:span><text:span text:style-name="T1">pragma</text:span><text:span text:style-name="T2"> </text:span><text:span text:style-name="T5">Linker_Options</text:span><text:span text:style-name="T2"> (</text:span><text:span text:style-name="T6">"-lsqlite3"</text:span><text:span text:style-name="T2">);</text:span></text:p>
      <text:p text:style-name="P4"><text:s text:c="3"/>DB : Connection;</text:p>
      <text:p text:style-name="P4"/>
      <text:p text:style-name="P2">begin</text:p>
      <text:p text:style-name="P4"/>
      <text:p text:style-name="Standard"><text:span text:style-name="T2"><text:s text:c="3"/>DB.Connect (</text:span><text:span text:style-name="T6">"test_pragma.db"</text:span><text:span text:style-name="T2">);</text:span></text:p>
      <text:p text:style-name="P4"/>
      <text:p text:style-name="Standard"><text:span text:style-name="T2"><text:s text:c="3"/>Put_Line (</text:span><text:span text:style-name="T6">"At creation Short_Column_Names: "</text:span><text:span text:style-name="T2"> </text:span><text:span text:style-name="T7">&amp;</text:span><text:span text:style-name="T2"> Image (DB.Short_Column_Names));</text:span></text:p>
      <text:p text:style-name="Standard"><text:s text:c="14"/>At creation Short_Column_Names: TRUE</text:p>
      <text:p text:style-name="Standard"/>
      <text:p text:style-name="Standard"><text:span text:style-name="T2"><text:s text:c="3"/>DB.Short_Column_Names (</text:span><text:span text:style-name="T8">not</text:span><text:span text:style-name="T2"> DB.Short_Column_Names);</text:span></text:p>
      <text:p text:style-name="P4"/>
      <text:p text:style-name="Standard"><text:span text:style-name="T2"><text:s text:c="3"/>Put_Line (</text:span><text:span text:style-name="T6">"After swap Short_Column_Names: "</text:span><text:span text:style-name="T2"> </text:span><text:span text:style-name="T7">&amp;</text:span><text:span text:style-name="T2"> Image (DB.Short_Column_Names));</text:span></text:p>
      <text:p text:style-name="Standard"><text:s text:c="14"/>After swap Short_Column_Names: FALSE</text:p>
      <text:p text:style-name="Standard"/>
      <text:p text:style-name="Standard"><text:span text:style-name="T2"><text:s text:c="3"/>Put_Line (</text:span><text:span text:style-name="T6">"At creation Full_Column_Names: "</text:span><text:span text:style-name="T2"> </text:span><text:span text:style-name="T7">&amp;</text:span><text:span text:style-name="T2"> Image (DB.Full_Column_Names));</text:span></text:p>
      <text:p text:style-name="Standard"><text:s text:c="14"/>At creation Full_Column_Names: FALSE</text:p>
      <text:p text:style-name="Standard"/>
      <text:p text:style-name="Standard"><text:span text:style-name="T2"><text:s text:c="3"/>DB.Full_Column_Names (</text:span><text:span text:style-name="T8">not</text:span><text:span text:style-name="T2"> DB.Full_Column_Names);</text:span></text:p>
      <text:p text:style-name="P4"/>
      <text:p text:style-name="Standard"><text:span text:style-name="T2"><text:s text:c="3"/>Put_Line (</text:span><text:span text:style-name="T6">"After swap Full_Column_Names: "</text:span><text:span text:style-name="T2"> </text:span><text:span text:style-name="T7">&amp;</text:span><text:span text:style-name="T2"> Image (DB.Full_Column_Names));</text:span></text:p>
      <text:p text:style-name="Standard"><text:s text:c="14"/>After swap Full_Column_Names: TRUE</text:p>
      <text:p text:style-name="Standard"/>
      <text:p text:style-name="Standard"><text:span text:style-name="T2"><text:s text:c="3"/>Put_Line (</text:span><text:span text:style-name="T6">"At creation Encoding: "</text:span><text:span text:style-name="T2"> </text:span><text:span text:style-name="T7">&amp;</text:span><text:span text:style-name="T2"> DB.Encoding);</text:span></text:p>
      <text:p text:style-name="Standard"><text:s text:c="14"/>At creation Encoding: UTF-8</text:p>
      <text:p text:style-name="Standard"/>
      <text:p text:style-name="Standard"><text:span text:style-name="T2"><text:s text:c="3"/>DB.Execute_Query (</text:span><text:span text:style-name="T6">"CREATE TABLE `users`"</text:span><text:span text:style-name="T2"> </text:span><text:span text:style-name="T7">&amp;</text:span><text:span text:style-name="T2"> </text:span></text:p>
      <text:p text:style-name="Standard"><text:span text:style-name="T2"><text:s text:c="4"/></text:span><text:span text:style-name="T6">" ("</text:span><text:span text:style-name="T2"> </text:span><text:span text:style-name="T7">&amp;</text:span><text:span text:style-name="T2"> DB.ID_Field_String </text:span><text:span text:style-name="T7">&amp;</text:span><text:span text:style-name="T2"> </text:span><text:span text:style-name="T6">","</text:span><text:span text:style-name="T2"> </text:span><text:span text:style-name="T7">&amp;</text:span><text:span text:style-name="T2"> </text:span><text:span text:style-name="T6">" lastname VARCHAR(80),"</text:span><text:span text:style-name="T2"> </text:span><text:span text:style-name="T7">&amp;</text:span><text:span text:style-name="T2"> </text:span><text:span text:style-name="T6">" firstname VARCHAR(80))"</text:span><text:span text:style-name="T2">);</text:span></text:p>
      <text:p text:style-name="P4"/>
      <text:p text:style-name="Standard"><text:span text:style-name="T2"><text:s text:c="3"/>Put_Line (</text:span><text:span text:style-name="T6">"At creation UTF8_STring: "</text:span><text:span text:style-name="T2"> </text:span><text:span text:style-name="T7">&amp;</text:span><text:span text:style-name="T2"> Image (DB.UTF8_String));</text:span></text:p>
      <text:p text:style-name="Standard"><text:s text:c="14"/>At creation UTF8_STring: TRUE</text:p>
      <text:p text:style-name="Standard"/>
      <text:p text:style-name="Standard"><text:span text:style-name="T2"><text:s text:c="3"/>Put_Line (</text:span><text:span text:style-name="T6">"Insert and read Blansec Adèle"</text:span><text:span text:style-name="T2">);</text:span></text:p>
      <text:p text:style-name="Standard"><text:s text:c="14"/>Insert and read Blansec Adèle </text:p>
      <text:p text:style-name="Standard"/>
      <text:p text:style-name="Standard"><text:span text:style-name="T2"><text:s text:c="3"/>DB.Execute_Query (</text:span><text:span text:style-name="T6">"INSERT INTO users (`lastname`, `firstname`) "</text:span><text:span text:style-name="T2"> </text:span><text:span text:style-name="T7">&amp;</text:span><text:span text:style-name="T2"> </text:span><text:span text:style-name="T6">"VALUES ('Blansec','Adèle')"</text:span><text:span text:style-name="T2">);</text:span></text:p>
      <text:p text:style-name="P4"><text:s text:c="3"/></text:p>
      <text:p text:style-name="Standard"><text:span text:style-name="T2"><text:s text:c="2"/></text:span><text:span text:style-name="T1">declare</text:span></text:p>
      <text:p text:style-name="Standard"><text:span text:style-name="T2"><text:s text:c="6"/>RS : Gnoga.Server.Database.Recordset'</text:span><text:span text:style-name="T9">Class</text:span><text:span text:style-name="T2"> := DB.Query (</text:span><text:span text:style-name="T6">"select * from users"</text:span><text:span text:style-name="T2">);</text:span></text:p>
      <text:p text:style-name="Standard"><text:span text:style-name="T2"><text:s text:c="3"/></text:span><text:span text:style-name="T1">begin</text:span></text:p>
      <text:p text:style-name="Standard"><text:span text:style-name="T2"><text:s text:c="6"/></text:span><text:span text:style-name="T1">while</text:span><text:span text:style-name="T2"> RS.Next </text:span><text:span text:style-name="T1">loop</text:span></text:p>
      <text:p text:style-name="Standard"><text:span text:style-name="T2"><text:s text:c="9"/></text:span><text:span text:style-name="T1">for</text:span><text:span text:style-name="T2"> J </text:span><text:span text:style-name="T8">in</text:span><text:span text:style-name="T2"> </text:span><text:span text:style-name="T7">1</text:span><text:span text:style-name="T2"> .. RS.Number_Of_Fields </text:span><text:span text:style-name="T1">loop</text:span></text:p>
      <text:p text:style-name="Standard"><text:span text:style-name="T2"><text:s text:c="12"/>Put_Line (RS.Field_Name (J) </text:span><text:span text:style-name="T7">&amp;</text:span><text:span text:style-name="T2"> </text:span><text:span text:style-name="T6">" =&gt; "</text:span><text:span text:style-name="T2"> </text:span><text:span text:style-name="T7">&amp;</text:span><text:span text:style-name="T2"> RS.Field_Value (J));</text:span></text:p>
      <text:p text:style-name="Standard"><text:s text:c="22"/>users.id =&gt; 1</text:p>
      <text:p text:style-name="Standard"><text:s text:c="22"/>users.lastname =&gt; Blansec</text:p>
      <text:p text:style-name="Standard"><text:s text:c="22"/>users.firstname =&gt; Adèle</text:p>
      <text:p text:style-name="Standard"><text:span text:style-name="T2"><text:s text:c="9"/></text:span><text:span text:style-name="T1">end</text:span><text:span text:style-name="T2"> </text:span><text:span text:style-name="T1">loop</text:span><text:span text:style-name="T2">;</text:span></text:p>
      <text:p text:style-name="Standard"><text:span text:style-name="T2"><text:s text:c="6"/></text:span><text:span text:style-name="T1">end</text:span><text:span text:style-name="T2"> </text:span><text:span text:style-name="T1">loop</text:span><text:span text:style-name="T2">;</text:span></text:p>
      <text:p text:style-name="Standard"><text:span text:style-name="T2"><text:s text:c="3"/></text:span><text:span text:style-name="T1">end</text:span><text:span text:style-name="T2">;</text:span></text:p>
      <text:p text:style-name="P4"><text:s text:c="2"/></text:p>
      <text:p text:style-name="P4"><text:s text:c="2"/>Put_Line</text:p>
      <text:p text:style-name="Standard"><text:span text:style-name="T2"><text:s text:c="5"/>(</text:span><text:span text:style-name="T6">"With UXStrings the result is ok because the text is"</text:span><text:span text:style-name="T2"> </text:span><text:span text:style-name="T7">&amp;</text:span></text:p>
      <text:p text:style-name="Standard"><text:span text:style-name="T2"><text:s text:c="6"/></text:span><text:span text:style-name="T6">" stored in database following UTF8_String attribut, then is read in the same way."</text:span><text:span text:style-name="T2"> </text:span><text:span text:style-name="T7">&amp;</text:span></text:p>
      <text:p text:style-name="Standard"><text:span text:style-name="T2"><text:s text:c="6"/></text:span><text:span text:style-name="T6">" Here UTF-8 text is expected by database regarding Encoding attribut."</text:span><text:span text:style-name="T2">);</text:span></text:p>
      <text:p text:style-name="Standard"/>
      <text:p text:style-name="Standard">With UXStrings the result is ok because the text is stored in database following UTF8_String attribut, then is read in the same way. Here UTF-8 text is expected by database regarding Encoding attribut.</text:p>
      <text:p text:style-name="P4"><text:s text:c="3"/></text:p>
      <text:p text:style-name="Standard"><text:span text:style-name="T2"><text:s text:c="3"/>DB.UTF8_String (</text:span><text:span text:style-name="T8">not</text:span><text:span text:style-name="T2"> DB.UTF8_String);</text:span></text:p>
      <text:p text:style-name="P4"><text:s/></text:p>
      <text:p text:style-name="Standard"><text:span text:style-name="T2"><text:s text:c="3"/>Put_Line (</text:span><text:span text:style-name="T6">"After swap UTF8_STring: "</text:span><text:span text:style-name="T2"> </text:span><text:span text:style-name="T7">&amp;</text:span><text:span text:style-name="T2"> Image (DB.UTF8_String));</text:span></text:p>
      <text:p text:style-name="Standard"><text:s text:c="14"/>After swap UTF8_STring: FALSE</text:p>
      <text:p text:style-name="Standard"/>
      <text:p text:style-name="Standard"><text:span text:style-name="T2"><text:s text:c="3"/>Put_Line (</text:span><text:span text:style-name="T6">"Insert and read Lupin Arsène"</text:span><text:span text:style-name="T2">);</text:span></text:p>
      <text:p text:style-name="Standard"><text:s text:c="14"/>Insert and read Lupin Arsène</text:p>
      <text:p text:style-name="Standard"/>
      <text:p text:style-name="Standard"><text:span text:style-name="T2"><text:s text:c="3"/>DB.Execute_Query (</text:span><text:span text:style-name="T6">"INSERT INTO users (`lastname`, `firstname`) "</text:span><text:span text:style-name="T2"> </text:span><text:span text:style-name="T7">&amp;</text:span><text:span text:style-name="T2"> </text:span><text:span text:style-name="T6">"VALUES ('Lupin','Arsène')"</text:span><text:span text:style-name="T2">);</text:span></text:p>
      <text:p text:style-name="P4"><text:s text:c="3"/></text:p>
      <text:p text:style-name="Standard"><text:span text:style-name="T2"><text:s text:c="3"/></text:span><text:span text:style-name="T1">declare</text:span></text:p>
      <text:p text:style-name="Standard"><text:span text:style-name="T2"><text:s text:c="6"/>RS : Gnoga.Server.Database.Recordset'</text:span><text:span text:style-name="T9">Class</text:span><text:span text:style-name="T2"> := DB.Query (</text:span><text:span text:style-name="T6">"select * from users"</text:span><text:span text:style-name="T2">);</text:span></text:p>
      <text:p text:style-name="Standard"><text:soft-page-break/><text:span text:style-name="T2"><text:s text:c="3"/></text:span><text:span text:style-name="T1">begin</text:span></text:p>
      <text:p text:style-name="Standard"><text:span text:style-name="T2"><text:s text:c="6"/></text:span><text:span text:style-name="T1">while</text:span><text:span text:style-name="T2"> RS.Next </text:span><text:span text:style-name="T1">loop</text:span></text:p>
      <text:p text:style-name="Standard"><text:span text:style-name="T2"><text:s text:c="9"/></text:span><text:span text:style-name="T1">for</text:span><text:span text:style-name="T2"> J </text:span><text:span text:style-name="T8">in</text:span><text:span text:style-name="T2"> </text:span><text:span text:style-name="T7">1</text:span><text:span text:style-name="T2"> .. RS.Number_Of_Fields </text:span><text:span text:style-name="T1">loop</text:span></text:p>
      <text:p text:style-name="Standard"><text:span text:style-name="T2"><text:s text:c="12"/>Put_Line (RS.Field_Name (J) </text:span><text:span text:style-name="T7">&amp;</text:span><text:span text:style-name="T2"> </text:span><text:span text:style-name="T6">" =&gt; "</text:span><text:span text:style-name="T2"> </text:span><text:span text:style-name="T7">&amp;</text:span><text:span text:style-name="T2"> RS.Field_Value (J));</text:span></text:p>
      <text:p text:style-name="Standard"><text:s text:c="22"/>users.id =&gt; 1</text:p>
      <text:p text:style-name="Standard"><text:s text:c="22"/>users.lastname =&gt; Blansec</text:p>
      <text:p text:style-name="Standard"><text:s text:c="22"/>users.firstname =&gt; AdÃ¨le</text:p>
      <text:p text:style-name="Standard"><text:s text:c="22"/>users.id =&gt; 2</text:p>
      <text:p text:style-name="Standard"><text:s text:c="22"/>users.lastname =&gt; Lupin</text:p>
      <text:p text:style-name="Standard"><text:s text:c="22"/>users.firstname =&gt; Arsène</text:p>
      <text:p text:style-name="Standard"/>
      <text:p text:style-name="Standard"><text:span text:style-name="T2"><text:s text:c="9"/></text:span><text:span text:style-name="T1">end</text:span><text:span text:style-name="T2"> </text:span><text:span text:style-name="T1">loop</text:span><text:span text:style-name="T2">;</text:span></text:p>
      <text:p text:style-name="Standard"><text:span text:style-name="T2"><text:s text:c="6"/></text:span><text:span text:style-name="T1">end</text:span><text:span text:style-name="T2"> </text:span><text:span text:style-name="T1">loop</text:span><text:span text:style-name="T2">;</text:span></text:p>
      <text:p text:style-name="Standard"><text:span text:style-name="T2"><text:s text:c="3"/></text:span><text:span text:style-name="T1">end</text:span><text:span text:style-name="T2">;</text:span></text:p>
      <text:p text:style-name="P4"/>
      <text:p text:style-name="Standard"><text:span text:style-name="T2"><text:s text:c="3"/>Put_Line (</text:span><text:span text:style-name="T6">"The result 1 is incorrect because the value stored in "</text:span><text:span text:style-name="T2"> </text:span><text:span text:style-name="T7">&amp;</text:span><text:span text:style-name="T2"> </text:span><text:span text:style-name="T6">"database as UTF-8 is read as Latin-1."</text:span><text:span text:style-name="T2">);</text:span></text:p>
      <text:p text:style-name="Standard"><text:span text:style-name="T2"><text:s text:c="3"/>Put_Line (</text:span><text:span text:style-name="T6">"The result 2 is ok because the value is stored"</text:span><text:span text:style-name="T2"> </text:span><text:span text:style-name="T7">&amp;</text:span><text:span text:style-name="T2"> </text:span><text:span text:style-name="T6">" in database as Latin 1 then is read as latin-1."</text:span><text:span text:style-name="T2">);</text:span></text:p>
      <text:p text:style-name="P4"><text:s text:c="3"/></text:p>
      <text:p text:style-name="Standard">The result 1 is incorrect because the value stored in database as UTF-8 is read as Latin-1.</text:p>
      <text:p text:style-name="P4">The result 2 is ok because the value is stored in database as Latin 1 then is read as latin-1.</text:p>
      <text:p text:style-name="P4"/>
      <text:p text:style-name="Standard"><text:span text:style-name="T2"><text:s text:c="3"/>DB.Execute_Query (</text:span><text:span text:style-name="T6">"DROP TABLE `users`"</text:span><text:span text:style-name="T2">);</text:span></text:p>
      <text:p text:style-name="P4"><text:s text:c="3"/>DB.Disconnect;</text:p>
      <text:p text:style-name="P4"/>
      <text:p text:style-name="Standard"><text:span text:style-name="T1">end</text:span><text:span text:style-name="T2"> </text:span><text:span text:style-name="T3">Pragma_SQLite</text:span><text:span text:style-name="T2">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B612 Mono" svg:font-family="'B612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612 Mono" fo:font-family="'B612 Mono'" style:font-style-name="Normal" style:font-pitch="fixed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Stéphane Rivière</meta:initial-creator>
    <meta:creation-date>2023-08-22T09:36:26.248569194</meta:creation-date>
    <dc:date>2023-08-22T14:53:16.695254389</dc:date>
    <dc:creator>Stéphane Rivière</dc:creator>
    <meta:editing-duration>PT4H28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81" meta:word-count="437" meta:character-count="3685" meta:non-whitespace-character-count="2771"/>
  </office:meta>
</office:document-meta>
</file>